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686H45M03.906051S" calcext:value-type="time">
            <text:p>686:45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9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9" office:value-type="string" calcext:value-type="string">
            <text:p>Easter travel</text:p>
          </table:table-cell>
        </table:table-row>
        <table:table-row table:style-name="ro1" table:number-rows-repeated="8">
          <table:table-cell table:style-name="ce82"/>
          <table:table-cell table:style-name="ce69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9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A1:Timeclocks.D138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0">00/00/0000</text:date>, <text:time style:data-style-name="N2" text:time-value="09:02:01.46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5-20T16:11:17.894000000</dc:date>
    <dc:creator>Benjamin Laws</dc:creator>
    <meta:editing-duration>P29DT5H37M20S</meta:editing-duration>
    <meta:editing-cycles>779</meta:editing-cycles>
    <meta:generator>LibreOffice/7.2.6.2$Windows_X86_64 LibreOffice_project/b0ec3a565991f7569a5a7f5d24fed7f52653d754</meta:generator>
    <meta:document-statistic meta:table-count="2" meta:cell-count="990" meta:object-count="0"/>
  </office:meta>
</office:document-meta>
</file>